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5ca" draw:textarea-horizontal-align="justify" draw:textarea-vertical-align="middle" draw:auto-grow-height="false" fo:min-height="0.512cm" fo:min-width="2.548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91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512cm" fo:min-width="2.54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12cm" fo:min-width="2.548cm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0.512cm" fo:min-width="2.548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512cm" fo:min-width="2.548cm"/>
    </style:style>
    <style:style style:name="gr10" style:family="graphic" style:parent-style-name="standard">
      <style:graphic-properties draw:fill-color="#aa55a1" draw:textarea-horizontal-align="justify" draw:textarea-vertical-align="middle" draw:auto-grow-height="false" fo:min-height="0.512cm" fo:min-width="2.548cm"/>
    </style:style>
    <style:style style:name="gr11" style:family="graphic" style:parent-style-name="standard">
      <style:graphic-properties draw:fill-color="#355269" draw:textarea-horizontal-align="justify" draw:textarea-vertical-align="middle" draw:auto-grow-height="false" fo:min-height="0.512cm" fo:min-width="2.548cm"/>
    </style:style>
    <style:style style:name="gr12" style:family="graphic" style:parent-style-name="standard">
      <style:graphic-properties svg:stroke-color="#000000" draw:fill-color="#b2b2b2" draw:textarea-horizontal-align="justify" draw:textarea-vertical-align="middle" draw:auto-grow-height="false" fo:min-height="0.512cm" fo:min-width="2.548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0.512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-color="#72bf44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-color="#f58220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200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aa55a1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-color="#355269"/>
      <style:paragraph-properties fo:text-align="center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color="#c9211e"/>
    </style:style>
    <style:style style:name="P11" style:family="paragraph">
      <loext:graphic-properties draw:fill-color="#b2b2b2"/>
      <style:paragraph-properties fo:text-align="center"/>
      <style:text-properties fo:color="#c9211e" fo:font-size="9pt" style:font-size-asian="9pt" style:font-size-complex="9pt"/>
    </style:style>
    <style:style style:name="P12" style:family="paragraph">
      <style:paragraph-properties fo:text-align="center"/>
      <style:text-properties fo:color="#c9211e" fo:font-weight="bold"/>
    </style:style>
    <style:style style:name="P13" style:family="paragraph">
      <loext:graphic-properties draw:fill-color="#cccccc"/>
      <style:paragraph-properties fo:text-align="center"/>
      <style:text-properties fo:color="#c9211e" fo:font-size="9pt" fo:font-weight="bold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0.762cm" svg:x="3.683cm" svg:y="1.143cm">
          <text:p text:style-name="P1"><text:span text:style-name="T1">Port Alistai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2" draw:id="id2" draw:layer="layout" svg:width="2.286cm" svg:height="0.762cm" svg:x="4.064cm" svg:y="2.794cm">
          <text:p text:style-name="P1"><text:span text:style-name="T1">Glum He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xml:id="id3" draw:id="id3" draw:layer="layout" svg:width="3.048cm" svg:height="0.762cm" svg:x="0.254cm" svg:y="5.08cm">
          <text:p text:style-name="P1"><text:span text:style-name="T1">Gas Mine 15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xml:id="id8" draw:id="id8" draw:layer="layout" svg:width="2.413cm" svg:height="0.762cm" svg:x="0.889cm" svg:y="3.937cm">
          <text:p text:style-name="P1"><text:span text:style-name="T1">Ambiguous Lab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5.207cm" svg:y1="1.905cm" svg:x2="5.207cm" svg:y2="2.794cm" draw:start-shape="id1" draw:start-glue-point="2" draw:end-shape="id2" draw:end-glue-point="0" svg:d="M5207 1905v889" svg:viewBox="0 0 1 890">
          <text:p/>
        </draw:connector>
        <draw:connector draw:style-name="gr5" draw:text-style-name="P1" draw:layer="layout" svg:x1="5.207cm" svg:y1="3.556cm" svg:x2="3.302cm" svg:y2="5.461cm" draw:start-shape="id2" draw:start-glue-point="2" draw:end-shape="id3" draw:end-glue-point="1" svg:d="M5207 3556v1905h-1905" svg:viewBox="0 0 1906 1906">
          <text:p/>
        </draw:connector>
        <draw:custom-shape draw:style-name="gr6" draw:text-style-name="P4" xml:id="id5" draw:id="id5" draw:layer="layout" svg:width="3.048cm" svg:height="0.762cm" svg:x="8.382cm" svg:y="4.318cm">
          <text:p text:style-name="P1"><text:span text:style-name="T1">Hikers </text:span></text:p>
          <text:p text:style-name="P1"><text:span text:style-name="T1">Resear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4" draw:id="id4" draw:layer="layout" svg:width="3.048cm" svg:height="0.762cm" svg:x="8.382cm" svg:y="2.794cm">
          <text:p text:style-name="P1"><text:span text:style-name="T1">Oasis Depo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9.906cm" svg:y2="2.794cm" draw:start-shape="id1" draw:start-glue-point="1" draw:end-shape="id4" draw:end-glue-point="0" svg:d="M6731 1524h3175v1270" svg:viewBox="0 0 3176 1271">
          <text:p/>
        </draw:connector>
        <draw:connector draw:style-name="gr5" draw:text-style-name="P1" draw:layer="layout" svg:x1="9.906cm" svg:y1="4.318cm" svg:x2="9.906cm" svg:y2="3.556cm" draw:start-shape="id5" draw:start-glue-point="0" draw:end-shape="id4" draw:end-glue-point="2" svg:d="M9906 4318v-762" svg:viewBox="0 0 1 763">
          <text:p/>
        </draw:connector>
        <draw:custom-shape draw:style-name="gr7" draw:text-style-name="P5" xml:id="id6" draw:id="id6" draw:layer="layout" svg:width="3.048cm" svg:height="0.762cm" svg:x="0.254cm" svg:y="2.794cm">
          <text:p text:style-name="P1"><text:span text:style-name="T1">Tycho St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3.683cm" svg:y1="1.524cm" svg:x2="1.778cm" svg:y2="2.794cm" draw:start-shape="id1" draw:start-glue-point="3" draw:end-shape="id6" draw:end-glue-point="0" svg:d="M3683 1524h-1905v1270" svg:viewBox="0 0 1906 1271">
          <text:p/>
        </draw:connector>
        <draw:custom-shape draw:style-name="gr8" draw:text-style-name="P6" xml:id="id7" draw:id="id7" draw:layer="layout" svg:width="3.048cm" svg:height="0.762cm" svg:x="16.129cm" svg:y="1.143cm">
          <text:p text:style-name="P1"><text:span text:style-name="T1">Lorvil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xml:id="id16" draw:id="id16" draw:layer="layout" svg:width="3.048cm" svg:height="0.762cm" svg:x="17.526cm" svg:y="2.794cm">
          <text:p text:style-name="P1"><text:span text:style-name="T1">LKRM-Westfor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16.129cm" svg:y2="1.524cm" draw:start-shape="id1" draw:start-glue-point="1" draw:end-shape="id7" draw:end-glue-point="3" svg:d="M6731 1524h9398" svg:viewBox="0 0 9399 1">
          <text:p/>
        </draw:connector>
        <draw:connector draw:style-name="gr5" draw:text-style-name="P1" draw:layer="layout" svg:x1="5.207cm" svg:y1="3.556cm" svg:x2="3.302cm" svg:y2="4.318cm" draw:start-shape="id2" draw:end-shape="id8" draw:end-glue-point="1" svg:d="M5207 3556v762h-1905" svg:viewBox="0 0 1906 763">
          <text:p/>
        </draw:connector>
        <draw:custom-shape draw:style-name="gr9" draw:text-style-name="P7" xml:id="id11" draw:id="id11" draw:layer="layout" svg:width="3.048cm" svg:height="0.762cm" svg:x="6.096cm" svg:y="7.493cm">
          <text:p text:style-name="P1"><text:span text:style-name="T1">Kudrow O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2" draw:id="id12" draw:layer="layout" svg:width="3.048cm" svg:height="0.762cm" svg:x="6.096cm" svg:y="9.017cm">
          <text:p text:style-name="P1"><text:span text:style-name="T1">Hydro Harve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0" draw:id="id10" draw:layer="layout" svg:width="3.048cm" svg:height="0.762cm" svg:x="10.414cm" svg:y="7.493cm">
          <text:p text:style-name="P1"><text:span text:style-name="T1">Mining Area 14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9.906cm" svg:y1="6.477cm" svg:x2="10.414cm" svg:y2="7.874cm" draw:start-shape="id9" draw:start-glue-point="2" draw:end-shape="id10" draw:end-glue-point="3" svg:d="M9906 6477v1397h508" svg:viewBox="0 0 509 1398">
          <text:p/>
        </draw:connector>
        <draw:connector draw:style-name="gr5" draw:text-style-name="P1" draw:layer="layout" svg:x1="7.62cm" svg:y1="8.255cm" svg:x2="7.62cm" svg:y2="9.017cm" draw:start-shape="id11" draw:start-glue-point="2" draw:end-shape="id12" svg:d="M7620 8255v762" svg:viewBox="0 0 1 763">
          <text:p/>
        </draw:connector>
        <draw:connector draw:style-name="gr5" draw:text-style-name="P1" draw:layer="layout" svg:x1="8.382cm" svg:y1="6.096cm" svg:x2="7.62cm" svg:y2="7.493cm" draw:start-shape="id9" draw:start-glue-point="3" draw:end-shape="id11" draw:end-glue-point="0" svg:d="M8382 6096h-762v1397" svg:viewBox="0 0 763 1398">
          <text:p/>
        </draw:connector>
        <draw:custom-shape draw:style-name="gr1" draw:text-style-name="P2" xml:id="id13" draw:id="id13" draw:layer="layout" svg:width="3.048cm" svg:height="0.762cm" svg:x="21.082cm" svg:y="1.143cm">
          <text:p text:style-name="P1"><text:span text:style-name="T2">LKRM-Sand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9.177cm" svg:y1="1.524cm" svg:x2="21.082cm" svg:y2="1.524cm" draw:start-shape="id7" draw:start-glue-point="1" draw:end-shape="id13" draw:end-glue-point="3" svg:d="M19177 1524h1905" svg:viewBox="0 0 1906 1">
          <text:p/>
        </draw:connector>
        <draw:custom-shape draw:style-name="gr10" draw:text-style-name="P8" xml:id="id14" draw:id="id14" draw:layer="layout" svg:width="3.048cm" svg:height="0.762cm" svg:x="13.589cm" svg:y="2.794cm">
          <text:p text:style-name="P1"><text:span text:style-name="T1">LKRM-Highdu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line-skew="-1.771cm 2.025cm" svg:x1="17.653cm" svg:y1="1.905cm" svg:x2="15.113cm" svg:y2="2.794cm" draw:start-shape="id7" draw:start-glue-point="2" draw:end-shape="id14" draw:end-glue-point="0" svg:d="M17653 1905v381h-2540v7 501" svg:viewBox="0 0 2541 890">
          <text:p/>
        </draw:connector>
        <draw:custom-shape draw:style-name="gr10" draw:text-style-name="P8" xml:id="id15" draw:id="id15" draw:layer="layout" svg:width="3.048cm" svg:height="0.762cm" svg:x="13.589cm" svg:y="5.08cm">
          <text:p text:style-name="P1"><text:span text:style-name="T1">Yantar-4K2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3.556cm" svg:x2="15.113cm" svg:y2="5.08cm" draw:start-shape="id14" draw:start-glue-point="2" draw:end-shape="id15" svg:d="M15113 3556v1524" svg:viewBox="0 0 1 1525">
          <text:p/>
        </draw:connector>
        <draw:connector draw:style-name="gr5" draw:text-style-name="P1" draw:layer="layout" svg:x1="17.653cm" svg:y1="1.905cm" svg:x2="19.05cm" svg:y2="2.794cm" draw:start-shape="id7" draw:start-glue-point="2" draw:end-shape="id16" draw:end-glue-point="0" svg:d="M17653 1905v445h1397v444" svg:viewBox="0 0 1398 890">
          <text:p/>
        </draw:connector>
        <draw:custom-shape draw:style-name="gr9" draw:text-style-name="P7" xml:id="id9" draw:id="id9" draw:layer="layout" svg:width="3.048cm" svg:height="0.762cm" svg:x="8.382cm" svg:y="5.715cm">
          <text:p text:style-name="P1"><text:span text:style-name="T1">Area 6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1.43cm" svg:y1="6.096cm" svg:x2="6.731cm" svg:y2="1.524cm" draw:start-shape="id9" draw:start-glue-point="1" draw:end-shape="id1" draw:end-glue-point="1" svg:d="M11430 6096h501v-4572h-5200" svg:viewBox="0 0 5201 4573">
          <text:p/>
        </draw:connector>
        <draw:custom-shape draw:style-name="gr1" draw:text-style-name="P2" xml:id="id17" draw:id="id17" draw:layer="layout" svg:width="3.048cm" svg:height="0.762cm" svg:x="0.254cm" svg:y="6.731cm">
          <text:p text:style-name="P1"><text:span text:style-name="T1">Cloud Cit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line-skew="-0.247cm" svg:x1="3.302cm" svg:y1="7.112cm" svg:x2="6.731cm" svg:y2="1.524cm" draw:start-shape="id17" draw:start-glue-point="1" draw:end-shape="id1" draw:end-glue-point="1" svg:d="M3302 7112h3683v-5588h-254" svg:viewBox="0 0 3684 5589">
          <text:p/>
        </draw:connector>
        <draw:custom-shape draw:style-name="gr10" draw:text-style-name="P8" xml:id="id18" draw:id="id18" draw:layer="layout" svg:width="3.048cm" svg:height="0.762cm" svg:x="13.589cm" svg:y="9.271cm">
          <text:p text:style-name="P1"><text:span text:style-name="T1">Cargo Depo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9" xml:id="id19" draw:id="id19" draw:layer="layout" svg:width="3.048cm" svg:height="0.762cm" svg:x="13.589cm" svg:y="11.557cm">
          <text:p text:style-name="P1"><text:span text:style-name="T1">CyberTe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5.842cm" svg:x2="15.113cm" svg:y2="9.271cm" draw:start-shape="id15" draw:start-glue-point="2" draw:end-shape="id18" draw:end-glue-point="0" svg:d="M15113 5842v3429" svg:viewBox="0 0 1 3430">
          <text:p/>
        </draw:connector>
        <draw:custom-shape draw:style-name="gr11" draw:text-style-name="P9" xml:id="id20" draw:id="id20" draw:layer="layout" svg:width="3.048cm" svg:height="0.762cm" svg:x="9.652cm" svg:y="11.557cm">
          <text:p text:style-name="P1"><text:span text:style-name="T1">Fobo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1" xml:id="id21" draw:id="id21" draw:layer="layout" svg:width="3.048cm" svg:height="0.762cm" svg:x="13.589cm" svg:y="14.478cm">
          <text:p text:style-name="P10"><text:span text:style-name="T1">Deep </text:span><text:span text:style-name="T3">Space</text:span><text:span text:style-name="T1"> 9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5" xml:id="id22" draw:id="id22" draw:layer="layout" svg:width="3.048cm" svg:height="0.762cm" svg:x="18.796cm" svg:y="9.271cm">
          <text:p text:style-name="P1"><text:span text:style-name="T1">Sakigake (charge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3" xml:id="id23" draw:id="id23" draw:layer="layout" svg:width="3.048cm" svg:height="0.762cm" svg:x="18.796cm" svg:y="11.557cm">
          <text:p text:style-name="P12"><text:span text:style-name="T1">Shine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5" xml:id="id24" draw:id="id24" draw:layer="layout" svg:width="3.048cm" svg:height="0.762cm" svg:x="22.606cm" svg:y="11.557cm">
          <text:p text:style-name="P1"><text:span text:style-name="T1">Nozomi (hope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10.033cm" svg:x2="15.113cm" svg:y2="11.557cm" draw:start-shape="id18" draw:start-glue-point="2" draw:end-shape="id19" draw:end-glue-point="0" svg:d="M15113 10033v1524" svg:viewBox="0 0 1 1525">
          <text:p/>
        </draw:connector>
        <draw:connector draw:style-name="gr5" draw:text-style-name="P1" draw:layer="layout" svg:x1="12.7cm" svg:y1="11.938cm" svg:x2="13.589cm" svg:y2="11.938cm" draw:start-shape="id20" draw:start-glue-point="1" draw:end-shape="id19" draw:end-glue-point="3" svg:d="M12700 11938h889" svg:viewBox="0 0 890 1">
          <text:p/>
        </draw:connector>
        <draw:connector draw:style-name="gr5" draw:text-style-name="P1" draw:layer="layout" svg:x1="15.113cm" svg:y1="14.478cm" svg:x2="15.113cm" svg:y2="12.319cm" draw:start-shape="id21" draw:start-glue-point="0" draw:end-shape="id19" draw:end-glue-point="2" svg:d="M15113 14478v-2159" svg:viewBox="0 0 1 2160">
          <text:p/>
        </draw:connector>
        <draw:connector draw:style-name="gr5" draw:text-style-name="P1" draw:layer="layout" svg:x1="16.637cm" svg:y1="9.652cm" svg:x2="18.796cm" svg:y2="9.652cm" draw:start-shape="id18" draw:start-glue-point="1" draw:end-shape="id22" draw:end-glue-point="3" svg:d="M16637 9652h2159" svg:viewBox="0 0 2160 1">
          <text:p/>
        </draw:connector>
        <draw:connector draw:style-name="gr5" draw:text-style-name="P1" draw:layer="layout" svg:x1="20.32cm" svg:y1="10.033cm" svg:x2="20.32cm" svg:y2="11.557cm" draw:start-shape="id22" draw:start-glue-point="2" draw:end-shape="id23" draw:end-glue-point="0" svg:d="M20320 10033v1524" svg:viewBox="0 0 1 1525">
          <text:p/>
        </draw:connector>
        <draw:connector draw:style-name="gr5" draw:text-style-name="P1" draw:layer="layout" svg:x1="21.844cm" svg:y1="9.652cm" svg:x2="24.13cm" svg:y2="11.557cm" draw:start-shape="id22" draw:start-glue-point="1" draw:end-shape="id24" draw:end-glue-point="0" svg:d="M21844 9652h2286v1905" svg:viewBox="0 0 2287 1906">
          <text:p/>
        </draw:connector>
        <draw:connector draw:style-name="gr5" draw:text-style-name="P1" draw:layer="layout" svg:x1="16.637cm" svg:y1="11.938cm" svg:x2="18.796cm" svg:y2="11.938cm" draw:start-shape="id19" draw:start-glue-point="1" draw:end-shape="id23" draw:end-glue-point="3" svg:d="M16637 11938h2159" svg:viewBox="0 0 2160 1">
          <text:p/>
        </draw:connector>
        <draw:custom-shape draw:style-name="gr7" draw:text-style-name="P5" xml:id="id25" draw:id="id25" draw:layer="layout" svg:width="3.048cm" svg:height="0.762cm" svg:x="18.796cm" svg:y="13.208cm">
          <text:p text:style-name="P1"><text:span text:style-name="T1">Akatsuki (Dusk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20.32cm" svg:y1="12.319cm" svg:x2="20.32cm" svg:y2="13.208cm" draw:start-shape="id23" draw:start-glue-point="2" draw:end-shape="id25" draw:end-glue-point="0" svg:d="M20320 12319v889" svg:viewBox="0 0 1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23:31.102000000</meta:creation-date>
    <dc:date>2019-07-12T22:21:58.626782264</dc:date>
    <meta:editing-duration>PT14H20M28S</meta:editing-duration>
    <meta:editing-cycles>12</meta:editing-cycles>
    <meta:generator>LibreOffice/6.2.4.2$MacOSX_X86_64 LibreOffice_project/2412653d852ce75f65fbfa83fb7e7b669a126d64</meta:generator>
    <meta:document-statistic meta:object-count="50"/>
  </office:meta>
</office:document-meta>
</file>